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1d41a" draw:opacity="0%" draw:textarea-horizontal-align="justify" draw:textarea-vertical-align="middle" draw:auto-grow-height="false" fo:min-height="9cm" fo:min-width="13cm" loext:decorative="false"/>
    </style:style>
    <style:style style:name="gr2" style:family="graphic" style:parent-style-name="standard">
      <style:graphic-properties svg:stroke-color="#81d41a" svg:stroke-opacity="100%" draw:opacity="0%" draw:textarea-horizontal-align="justify" draw:textarea-vertical-align="middle" draw:auto-grow-height="false" fo:min-height="3.25cm" fo:min-width="13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1.788cm" fo:min-width="3.39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774cm" fo:min-width="3.39cm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color="#ff0000" draw:marker-end="Ponta_20_de_20_seta_20_2" draw:marker-end-width="0.3cm" draw:fill="none" draw:textarea-vertical-align="middle" loext:decorative="false"/>
      <style:paragraph-properties style:writing-mode="lr-tb"/>
    </style:style>
    <style:style style:name="gr6" style:family="graphic" style:parent-style-name="objectwithoutfill">
      <style:graphic-properties svg:stroke-color="#ff0000" draw:marker-end="Ponta_20_de_20_seta_20_3" draw:marker-end-width="0.3cm" draw:fill="none" draw:textarea-vertical-align="middle" loext:decorative="false"/>
      <style:paragraph-properties style:writing-mode="lr-tb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  <style:paragraph-properties style:writing-mode="lr-tb"/>
    </style:style>
    <style:style style:name="gr8" style:family="graphic" style:parent-style-name="standard">
      <style:graphic-properties svg:stroke-opacity="0%" draw:opacity="0%" draw:textarea-horizontal-align="justify" draw:textarea-vertical-align="middle" draw:auto-grow-height="false" fo:min-height="0.75cm" fo:min-width="2.75cm" style:writing-mode="lr-tb" loext:decorative="false"/>
      <style:paragraph-properties style:writing-mode="lr-tb"/>
    </style:style>
    <style:style style:name="gr9" style:family="graphic" style:parent-style-name="standard">
      <style:graphic-properties svg:stroke-opacity="0%" draw:opacity="0%" draw:textarea-horizontal-align="justify" draw:textarea-vertical-align="middle" draw:auto-grow-height="false" fo:min-height="0.75cm" fo:min-width="1.75cm" style:writing-mode="lr-tb" loext:decorative="false"/>
      <style:paragraph-properties style:writing-mode="lr-tb"/>
    </style:style>
    <style:style style:name="gr10" style:family="graphic" style:parent-style-name="objectwithoutfill">
      <style:graphic-properties svg:stroke-color="#ff0000" draw:marker-end="Ponta_20_de_20_seta_20_2" draw:marker-end-width="0.3cm" draw:fill="none" draw:textarea-vertical-align="middle" loext:decorative="false"/>
    </style:style>
    <style:style style:name="gr11" style:family="graphic" style:parent-style-name="standard">
      <style:graphic-properties svg:stroke-opacity="0%" draw:opacity="0%" draw:textarea-horizontal-align="justify" draw:textarea-vertical-align="middle" draw:auto-grow-height="false" fo:min-height="0.75cm" fo:min-width="4.25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126cm" fo:min-width="1.376cm" loext:decorative="false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14" style:family="graphic" style:parent-style-name="standard">
      <style:graphic-properties svg:stroke-opacity="0%" draw:opacity="0%" draw:textarea-horizontal-align="justify" draw:textarea-vertical-align="middle" draw:auto-grow-height="false" fo:min-height="1.25cm" fo:min-width="1.749cm" loext:decorative="false"/>
      <style:paragraph-properties style:writing-mode="lr-tb"/>
    </style:style>
    <style:style style:name="gr15" style:family="graphic" style:parent-style-name="standard">
      <style:graphic-properties svg:stroke-opacity="0%" draw:opacity="0%" draw:textarea-horizontal-align="justify" draw:textarea-vertical-align="middle" draw:auto-grow-height="false" fo:min-height="0.75cm" fo:min-width="2cm" loext:decorative="false"/>
      <style:paragraph-properties style:writing-mode="lr-tb"/>
    </style:style>
    <style:style style:name="P1" style:family="paragraph">
      <loext:graphic-properties draw:opacity="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2pt" fo:background-color="#ffffff" style:font-size-asian="12pt" style:font-size-complex="12pt"/>
    </style:style>
    <style:style style:name="P6" style:family="paragraph">
      <loext:graphic-properties draw:opacity="0%"/>
      <style:paragraph-properties fo:text-align="center" style:writing-mode="lr-tb"/>
      <style:text-properties fo:font-size="12pt" fo:background-color="#ffffff" style:font-size-asian="12pt" style:font-size-complex="12pt"/>
    </style:style>
    <style:style style:name="P7" style:family="paragraph">
      <loext:graphic-properties draw:opacity="0%"/>
      <style:paragraph-properties fo:text-align="center" style:writing-mode="lr-tb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fo:font-weight="normal" fo:background-color="#ffffff" style:font-size-asian="12pt" style:font-weight-asian="normal" style:font-size-complex="12pt" style:font-weight-complex="normal"/>
    </style:style>
    <style:style style:name="T2" style:family="text">
      <style:text-properties fo:font-size="12pt" fo:background-color="#ffffff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Core boxes" svg:width="13.5cm" svg:height="9.25cm" svg:x="3.242cm" svg:y="14.1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Core boxes" svg:width="13.5cm" svg:height="3.5cm" svg:x="3.242cm" svg:y="8.8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5.5cm" svg:height="2.88cm" svg:x="3.433cm" svg:y="19.75cm">
          <text:p text:style-name="P2">MAC</text:p>
          <text:p text:style-name="P2">Answ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3" draw:id="id3" draw:layer="layout" svg:width="5.5cm" svg:height="2.86cm" svg:x="7.433cm" svg:y="14.39cm">
          <text:p text:style-name="P2">Parameters</text:p>
          <text:p text:style-name="P2">Chang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5.5cm" svg:height="2.88cm" svg:x="10.933cm" svg:y="19.87cm">
          <text:p text:style-name="P2">Traffic</text:p>
          <text:p text:style-name="P2">Generato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6.19cm" svg:y1="25.6cm" svg:x2="6.183cm" svg:y2="22.63cm" draw:end-shape="id1" draw:end-glue-point="8" svg:d="M6190 25600l-7-2970" svg:viewBox="0 0 8 2971">
          <text:p text:style-name="P2">Received</text:p>
          <text:p text:style-name="P2">Packet</text:p>
        </draw:connector>
        <draw:custom-shape draw:style-name="gr3" draw:text-style-name="P3" xml:id="id2" draw:id="id2" draw:layer="layout" svg:width="5.5cm" svg:height="2.88cm" svg:x="7.433cm" svg:y="9cm">
          <text:p text:style-name="P2">Esp</text:p>
          <text:p text:style-name="P2">Wifi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0.183cm" svg:y1="11.88cm" svg:x2="10.183cm" svg:y2="14.39cm" draw:start-shape="id2" draw:start-glue-point="8" draw:end-shape="id3" draw:end-glue-point="4" svg:d="M10183 11880v2510" svg:viewBox="0 0 1 2511">
          <text:p text:style-name="P2">Data</text:p>
          <text:p text:style-name="P2">Supply</text:p>
        </draw:connector>
        <draw:connector draw:style-name="gr7" draw:text-style-name="P4" draw:layer="layout" draw:type="line" svg:x1="8.238cm" svg:y1="16.832cm" svg:x2="6.183cm" svg:y2="19.75cm" draw:start-shape="id3" draw:start-glue-point="7" draw:end-shape="id1" draw:end-glue-point="4" svg:d="M8238 16832l-2055 2918" svg:viewBox="0 0 2056 2919">
          <text:p text:style-name="P2">Mutual </text:p>
          <text:p text:style-name="P2">Exclusion</text:p>
        </draw:connector>
        <draw:connector draw:style-name="gr7" draw:text-style-name="P4" draw:layer="layout" draw:type="line" svg:x1="12.128cm" svg:y1="16.832cm" svg:x2="13.683cm" svg:y2="19.87cm" draw:start-shape="id3" draw:start-glue-point="9" draw:end-shape="id4" draw:end-glue-point="4" svg:d="M12128 16832l1555 3038" svg:viewBox="0 0 1556 3039">
          <text:p text:style-name="P2">Mutual</text:p>
          <text:p text:style-name="P2">Exclusion</text:p>
        </draw:connector>
        <draw:custom-shape draw:style-name="gr8" draw:text-style-name="P6" draw:layer="Core boxes" svg:width="3.25cm" svg:height="1cm" svg:x="13.242cm" svg:y="11.105cm">
          <text:p text:style-name="P5"><text:span text:style-name="T1">Core</text:span><text:span text:style-name="T2"> 0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Core boxes" svg:width="2.25cm" svg:height="1cm" svg:x="13.742cm" svg:y="14.355cm">
          <text:p text:style-name="P2"><text:span text:style-name="T3">Core 1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draw:type="line" svg:x1="3.205cm" svg:y1="27.376cm" svg:x2="6.175cm" svg:y2="27.355cm" svg:d="M3205 27376l2970-21" svg:viewBox="0 0 2971 22">
          <text:p/>
        </draw:connector>
        <draw:custom-shape draw:style-name="gr11" draw:text-style-name="P7" draw:layer="layout" svg:width="4.75cm" svg:height="1cm" svg:x="6.675cm" svg:y="26.855cm">
          <text:p text:style-name="P2"><text:span text:style-name="T4">Task awakening event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5" draw:id="id5" draw:layer="layout" svg:width="3.75cm" svg:height="2.75cm" svg:x="16.956cm" svg:y="14.856cm">
          <text:p text:style-name="P8"><text:span text:style-name="T5">Traffic da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4" draw:layer="layout" draw:type="curve" svg:x1="16.433cm" svg:y1="21.31cm" svg:x2="18.831cm" svg:y2="17.606cm" draw:start-shape="id4" draw:start-glue-point="10" draw:end-shape="id5" draw:end-glue-point="6" svg:d="M16433 21310c1599 0 2398-1234 2398-3704" svg:viewBox="0 0 2399 3705">
          <text:p/>
        </draw:connector>
        <draw:connector draw:style-name="gr13" draw:text-style-name="P4" draw:layer="layout" draw:type="curve" svg:x1="12.933cm" svg:y1="10.44cm" svg:x2="18.831cm" svg:y2="14.856cm" draw:start-shape="id2" draw:start-glue-point="10" draw:end-shape="id5" draw:end-glue-point="4" svg:d="M12933 10440c3932 0 5898 1472 5898 4416" svg:viewBox="0 0 5899 4417">
          <text:p/>
        </draw:connector>
        <draw:custom-shape draw:style-name="gr14" draw:text-style-name="P1" draw:layer="layout" svg:width="2.249cm" svg:height="1.5cm" svg:x="17.456cm" svg:y="11.105cm">
          <text:p text:style-name="P2"><text:span text:style-name="T5">Read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5cm" svg:height="1cm" svg:x="18.205cm" svg:y="19.605cm">
          <text:p text:style-name="P2"><text:span text:style-name="T5">Writ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20" svg:d="M0 20l10-20 10 20z"/>
    <draw:marker draw:name="Ponta_20_de_20_seta_20_2" draw:display-name="Ponta de seta 2" svg:viewBox="0 0 20 20" svg:d="M0 20l10-20 10 20z"/>
    <draw:marker draw:name="Ponta_20_de_20_seta_20_3" draw:display-name="Ponta de seta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8.605cm" fo:margin-bottom="1.609cm" fo:margin-left="2.955cm" fo:margin-right="0.133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re boxes" draw:protected="true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6-19T20:15:56.591000000</meta:creation-date>
    <dc:date>2025-06-29T23:05:38.450000000</dc:date>
    <meta:editing-duration>PT41M23S</meta:editing-duration>
    <meta:editing-cycles>7</meta:editing-cycles>
    <meta:generator>LibreOffice/24.8.5.2$Windows_X86_64 LibreOffice_project/fddf2685c70b461e7832239a0162a77216259f22</meta:generator>
    <meta:document-statistic meta:object-count="19"/>
  </office:meta>
</office:document-meta>
</file>